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middle" draw:auto-grow-height="false" fo:min-height="0.65cm" fo:min-width="6.2cm" fo:padding-top="0.152cm" fo:padding-bottom="0.152cm" fo:padding-left="0.277cm" fo:padding-right="0.277cm"/>
    </style:style>
    <style:style style:name="gr2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middle" draw:auto-grow-height="false" fo:min-height="0.596cm" fo:min-width="6.146cm" fo:padding-top="0.152cm" fo:padding-bottom="0.152cm" fo:padding-left="0.277cm" fo:padding-right="0.277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51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Arial" fo:font-size="13pt" style:font-size-asian="15pt" style:font-size-complex="15pt"/>
    </style:style>
    <style:style style:name="P5" style:family="paragraph">
      <loext:graphic-properties draw:fill="none" draw:fill-color="#ffffff"/>
      <style:paragraph-properties fo:text-align="center"/>
      <style:text-properties style:font-name="Arial" fo:font-size="13pt" style:font-size-asian="13pt" style:font-size-complex="13pt"/>
    </style:style>
    <style:style style:name="T1" style:family="text">
      <style:text-properties style:font-name="Arial" fo:font-size="13pt" style:font-size-asian="15pt" style:font-size-complex="15pt"/>
    </style:style>
    <style:style style:name="T2" style:family="text">
      <style:text-properties style:font-name="Arial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1" draw:layer="layout" svg:width="6.7cm" svg:height="0.9cm" svg:x="1.7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cm" svg:height="0.9cm" svg:x="1.7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cm" svg:height="0.9cm" svg:x="1.7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cm" svg:height="0.9cm" svg:x="1.7cm" svg:y="8.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cm" svg:y1="2.6cm" svg:x2="5cm" svg:y2="3.9cm">
          <text:p/>
        </draw:line>
        <draw:line draw:style-name="gr3" draw:text-style-name="P2" draw:layer="layout" svg:x1="5cm" svg:y1="7cm" svg:x2="5cm" svg:y2="8.3cm">
          <text:p/>
        </draw:line>
        <draw:line draw:style-name="gr3" draw:text-style-name="P2" draw:layer="layout" svg:x1="5cm" svg:y1="4.8cm" svg:x2="5cm" svg:y2="6.1cm">
          <text:p/>
        </draw:line>
        <draw:frame draw:style-name="gr4" draw:text-style-name="P4" draw:layer="layout" svg:width="6.5cm" svg:height="0.763cm" svg:x="1.8cm" svg:y="1.761cm">
          <draw:text-box>
            <text:p text:style-name="P3"><text:span text:style-name="T1">Receive Notification</text:span></text:p>
          </draw:text-box>
        </draw:frame>
        <draw:frame draw:style-name="gr4" draw:text-style-name="P5" draw:layer="layout" svg:width="6.5cm" svg:height="0.763cm" svg:x="1.8cm" svg:y="3.961cm">
          <draw:text-box>
            <text:p text:style-name="P3"><text:span text:style-name="T2">Classify Notification</text:span></text:p>
          </draw:text-box>
        </draw:frame>
        <draw:frame draw:style-name="gr4" draw:text-style-name="P5" draw:layer="layout" svg:width="6.5cm" svg:height="0.763cm" svg:x="1.8cm" svg:y="6.161cm">
          <draw:text-box>
            <text:p text:style-name="P3"><text:span text:style-name="T2">Match Reprocessing Setting</text:span></text:p>
          </draw:text-box>
        </draw:frame>
        <draw:frame draw:style-name="gr4" draw:text-style-name="P5" draw:layer="layout" svg:width="6.5cm" svg:height="0.763cm" svg:x="1.8cm" svg:y="8.337cm">
          <draw:text-box>
            <text:p text:style-name="P3"><text:span text:style-name="T2">Delay/Replace Notific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9T15:18:54.128009635</meta:creation-date>
    <dc:date>2016-10-29T20:24:52.615180394</dc:date>
    <meta:editing-duration>PT1H20M42S</meta:editing-duration>
    <meta:editing-cycles>5</meta:editing-cycles>
    <meta:generator>LibreOffice/5.0.6.3$FreeBSD_X86_64 LibreOffice_project/00m0$Build-3</meta:generator>
    <meta:document-statistic meta:object-count="11"/>
  </office:meta>
</office:document-meta>
</file>